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text-properties fo:color="#d4d4d4" style:font-name="Droid Sans Mono" fo:font-size="10.5pt" style:text-underline-style="solid" style:text-underline-width="auto" style:text-underline-color="font-color" fo:font-weight="normal" officeooo:rsid="001c4f54" officeooo:paragraph-rsid="001c4f54" fo:background-color="#1e1e1e"/>
    </style:style>
    <style:style style:name="P3" style:family="paragraph" style:parent-style-name="Standard">
      <style:text-properties fo:color="#d4d4d4" style:font-name="Droid Sans Mono" fo:font-size="10.5pt" style:text-underline-style="solid" style:text-underline-width="auto" style:text-underline-color="font-color" fo:font-weight="normal" officeooo:rsid="001db61f" officeooo:paragraph-rsid="001db61f" fo:background-color="#1e1e1e"/>
    </style:style>
    <style:style style:name="P4" style:family="paragraph" style:parent-style-name="Standard">
      <style:paragraph-properties style:line-height-at-least="0.198in"/>
      <style:text-properties fo:color="#d4d4d4" fo:background-color="#1e1e1e"/>
    </style:style>
    <style:style style:name="P5" style:family="paragraph" style:parent-style-name="Standard">
      <style:text-properties style:font-name="Droid Sans Mono" fo:font-size="10.5pt" style:text-underline-style="solid" style:text-underline-width="auto" style:text-underline-color="font-color" fo:font-weight="normal" officeooo:rsid="001c4f54" officeooo:paragraph-rsid="001c4f54"/>
    </style:style>
    <style:style style:name="P6" style:family="paragraph" style:parent-style-name="Standard">
      <style:text-properties style:font-name="Droid Sans Mono" fo:font-size="10.5pt" style:text-underline-style="solid" style:text-underline-width="auto" style:text-underline-color="font-color" fo:font-weight="normal" officeooo:rsid="001db61f" officeooo:paragraph-rsid="001db61f"/>
    </style:style>
    <style:style style:name="P7" style:family="paragraph" style:parent-style-name="Standard">
      <style:text-properties fo:color="#9cdcfe" style:font-name="Droid Sans Mono" fo:font-size="10.5pt" style:text-underline-style="solid" style:text-underline-width="auto" style:text-underline-color="font-color" fo:font-weight="normal" officeooo:rsid="001db61f" officeooo:paragraph-rsid="001a0923"/>
    </style:style>
    <style:style style:name="P8" style:family="paragraph" style:parent-style-name="Standard">
      <style:paragraph-properties style:line-height-at-least="0.198in"/>
      <style:text-properties fo:color="#9cdcfe" style:font-name="Droid Sans Mono" fo:font-size="10.5pt" style:text-underline-style="solid" style:text-underline-width="auto" style:text-underline-color="font-color" fo:font-weight="normal" officeooo:rsid="001db61f"/>
    </style:style>
    <style:style style:name="P9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0" style:family="paragraph" style:parent-style-name="Standard">
      <style:text-properties fo:color="#d4d4d4" style:font-name="Droid Sans Mono" fo:font-size="10.5pt" style:text-underline-style="solid" style:text-underline-width="auto" style:text-underline-color="font-color" fo:font-weight="normal" officeooo:rsid="001db61f" officeooo:paragraph-rsid="001a0923" fo:background-color="#1e1e1e"/>
    </style:style>
    <style:style style:name="P11" style:family="paragraph" style:parent-style-name="Standard">
      <style:paragraph-properties style:line-height-at-least="0.198in"/>
    </style:style>
    <style:style style:name="P12" style:family="paragraph" style:parent-style-name="Standard">
      <style:paragraph-properties style:line-height-at-least="0.198in"/>
      <style:text-properties fo:color="#000000" style:font-name="Droid Sans Mono" fo:font-size="10.5pt" style:text-underline-style="solid" style:text-underline-width="auto" style:text-underline-color="font-color" fo:font-weight="normal" officeooo:rsid="001db61f"/>
    </style:style>
    <style:style style:name="P13" style:family="paragraph" style:parent-style-name="Standard">
      <style:paragraph-properties style:line-height-at-least="0.198in"/>
      <style:text-properties fo:color="#000000" style:font-name="Droid Sans Mono" fo:font-size="10.5pt" style:text-underline-style="solid" style:text-underline-width="auto" style:text-underline-color="font-color" fo:font-weight="normal" officeooo:rsid="00202adf" officeooo:paragraph-rsid="00202adf"/>
    </style:style>
    <style:style style:name="T1" style:family="text">
      <style:text-properties style:font-name="Droid Sans Mono" fo:font-size="10.5pt" fo:font-weight="normal"/>
    </style:style>
    <style:style style:name="T2" style:family="text">
      <style:text-properties fo:color="#569cd6"/>
    </style:style>
    <style:style style:name="T3" style:family="text">
      <style:text-properties fo:color="#569cd6" fo:background-color="#1e1e1e" loext:char-shading-value="0"/>
    </style:style>
    <style:style style:name="T4" style:family="text">
      <style:text-properties fo:color="#c586c0"/>
    </style:style>
    <style:style style:name="T5" style:family="text">
      <style:text-properties fo:color="#c586c0" style:font-name="Droid Sans Mono" fo:font-size="10.5pt" fo:font-weight="normal"/>
    </style:style>
    <style:style style:name="T6" style:family="text">
      <style:text-properties fo:color="#9cdcfe"/>
    </style:style>
    <style:style style:name="T7" style:family="text">
      <style:text-properties fo:color="#9cdcfe" style:font-name="Droid Sans Mono" fo:font-size="10.5pt" fo:font-weight="normal"/>
    </style:style>
    <style:style style:name="T8" style:family="text">
      <style:text-properties fo:color="#ce9178"/>
    </style:style>
    <style:style style:name="T9" style:family="text">
      <style:text-properties fo:color="#ce9178" style:font-name="Droid Sans Mono" fo:font-size="10.5pt" fo:font-weight="normal"/>
    </style:style>
    <style:style style:name="T10" style:family="text">
      <style:text-properties fo:color="#ce9178" officeooo:rsid="00202adf"/>
    </style:style>
    <style:style style:name="T11" style:family="text">
      <style:text-properties fo:color="#dcdcaa"/>
    </style:style>
    <style:style style:name="T12" style:family="text">
      <style:text-properties fo:color="#dcdcaa" style:font-name="Droid Sans Mono" fo:font-size="10.5pt" fo:font-weight="normal"/>
    </style:style>
    <style:style style:name="T13" style:family="text">
      <style:text-properties fo:color="#b5cea8"/>
    </style:style>
    <style:style style:name="T14" style:family="text">
      <style:text-properties officeooo:rsid="001db61f"/>
    </style:style>
    <style:style style:name="T15" style:family="text">
      <style:text-properties fo:color="#6a9955"/>
    </style:style>
    <style:style style:name="T16" style:family="text">
      <style:text-properties officeooo:rsid="00202a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a xlink:type="simple" xlink:href="https://aalmiray.github.io/ikonli/cheat-sheet-dashicons.html" text:style-name="Internet_20_link" text:visited-style-name="Visited_20_Internet_20_Link">https://aalmiray.github.io/ikonli/cheat-sheet-dashicons.html</text:a></text:p>
      <text:p text:style-name="P7"/>
      <text:p text:style-name="P7">USED:</text:p>
      <text:p text:style-name="P10"><text:span text:style-name="T2">function</text:span> <text:span text:style-name="T11">nt_create_post_type</text:span>(<text:span text:style-name="T6">$args</text:span>) {</text:p>
      <text:p text:style-name="P1"><text:span text:style-name="T4">if</text:span>(!<text:span text:style-name="T11">is_array</text:span>(<text:span text:style-name="T6">$args</text:span>) || !<text:span text:style-name="T6">$args</text:span>[<text:span text:style-name="T8">'post_type'</text:span>] || !<text:span text:style-name="T6">$args</text:span>[<text:span text:style-name="T8">'name'</text:span>] || !<text:span text:style-name="T6">$args</text:span>[<text:span text:style-name="T8">'single'</text:span>] || !<text:span text:style-name="T6">$args</text:span>[<text:span text:style-name="T8">'slug'</text:span>]) <text:span text:style-name="T4">return</text:span>;</text:p>
      <text:p text:style-name="P1"><text:span text:style-name="T6">$post_type</text:span> = <text:span text:style-name="T6">$args</text:span>[<text:span text:style-name="T8">'post_type'</text:span>];</text:p>
      <text:p text:style-name="P1"><text:span text:style-name="T6">$name</text:span> = <text:span text:style-name="T6">$args</text:span>[<text:span text:style-name="T8">'name'</text:span>];</text:p>
      <text:p text:style-name="P1"><text:span text:style-name="T6">$single</text:span> = <text:span text:style-name="T6">$args</text:span>[<text:span text:style-name="T8">'single'</text:span>];</text:p>
      <text:p text:style-name="P1"><text:span text:style-name="T6">$slug</text:span> = <text:span text:style-name="T6">$args</text:span>[<text:span text:style-name="T8">'slug'</text:span>];</text:p>
      <text:p text:style-name="P11"/>
      <text:p text:style-name="P1"><text:span text:style-name="T11">register_post_type</text:span>(<text:span text:style-name="T6">$post_type</text:span>, <text:span text:style-name="T11">array</text:span>(</text:p>
      <text:p text:style-name="P1"><text:span text:style-name="T8">'labels'</text:span> =&gt; <text:span text:style-name="T11">array</text:span>(</text:p>
      <text:p text:style-name="P1"><text:span text:style-name="T8">'name'</text:span> =&gt; <text:span text:style-name="T11">__</text:span>(<text:span text:style-name="T6">$name</text:span>),</text:p>
      <text:p text:style-name="P1"><text:span text:style-name="T8">'singular_name'</text:span> =&gt; <text:span text:style-name="T11">__</text:span>(<text:span text:style-name="T6">$single</text:span>),</text:p>
      <text:p text:style-name="P1"><text:span text:style-name="T8">'add_new'</text:span> =&gt; <text:span text:style-name="T11">__</text:span>(<text:span text:style-name="T8">'Add New '</text:span>.<text:span text:style-name="T6">$single</text:span>),</text:p>
      <text:p text:style-name="P1"><text:span text:style-name="T8">'add_new_item'</text:span> =&gt; <text:span text:style-name="T11">__</text:span>(<text:span text:style-name="T8">'Add New '</text:span>.<text:span text:style-name="T6">$single</text:span>),</text:p>
      <text:p text:style-name="P1"><text:span text:style-name="T8">'edit_item'</text:span> =&gt; <text:span text:style-name="T11">__</text:span>(<text:span text:style-name="T8">'Edit '</text:span>.<text:span text:style-name="T6">$single</text:span>),</text:p>
      <text:p text:style-name="P1"><text:span text:style-name="T8">'new_item'</text:span> =&gt; <text:span text:style-name="T11">__</text:span>(<text:span text:style-name="T8">'New '</text:span>.<text:span text:style-name="T6">$single</text:span>),</text:p>
      <text:p text:style-name="P1"><text:span text:style-name="T8">'all_items'</text:span> =&gt; <text:span text:style-name="T11">__</text:span>(<text:span text:style-name="T8">'All '</text:span>.<text:span text:style-name="T6">$name</text:span>),</text:p>
      <text:p text:style-name="P1"><text:span text:style-name="T8">'view_item'</text:span> =&gt; <text:span text:style-name="T11">__</text:span>(<text:span text:style-name="T8">'View '</text:span>.<text:span text:style-name="T6">$single</text:span>),</text:p>
      <text:p text:style-name="P1"><text:span text:style-name="T8">'search_items'</text:span> =&gt; <text:span text:style-name="T11">__</text:span>(<text:span text:style-name="T8">'Search '</text:span>.<text:span text:style-name="T6">$name</text:span>),</text:p>
      <text:p text:style-name="P1"><text:span text:style-name="T8">'not_found'</text:span> =&gt; <text:span text:style-name="T11">__</text:span>(<text:span text:style-name="T8">'Not Found '</text:span>.<text:span text:style-name="T6">$single</text:span>),</text:p>
      <text:p text:style-name="P1"><text:span text:style-name="T8">'not_found_in_trash'</text:span> =&gt; <text:span text:style-name="T11">__</text:span>(<text:span text:style-name="T8">'Not Found '</text:span>.<text:span text:style-name="T6">$single</text:span>.<text:span text:style-name="T8">' In Trash'</text:span>),</text:p>
      <text:p text:style-name="P1"><text:span text:style-name="T8">'parent_item_colon'</text:span> =&gt; <text:span text:style-name="T8">''</text:span>,</text:p>
      <text:p text:style-name="P1"><text:span text:style-name="T8">'menu_name'</text:span> =&gt; <text:span text:style-name="T11">__</text:span>(<text:span text:style-name="T6">$name</text:span>)</text:p>
      <text:p text:style-name="P1">),</text:p>
      <text:p text:style-name="P1"><text:span text:style-name="T8">'public'</text:span> =&gt; <text:span text:style-name="T2">true</text:span>,</text:p>
      <text:p text:style-name="P1"><text:span text:style-name="T8">'menu_icon'</text:span> =&gt; <text:span text:style-name="T8">'dashicons-products'</text:span>,<text:span text:style-name="T15">// Add icon for custom post type at <text:s text:c="5"/>https://developer.wordpress.org/resource/dashicons/#admin-users</text:span></text:p>
      <text:p text:style-name="P1"><text:span text:style-name="T8">'exclude_from_search'</text:span> =&gt; <text:span text:style-name="T2">false</text:span>,</text:p>
      <text:p text:style-name="P1"><text:span text:style-name="T8">'menu_position'</text:span> =&gt; <text:span text:style-name="T13">6</text:span>,</text:p>
      <text:p text:style-name="P1"><text:span text:style-name="T8">'has_archive'</text:span> =&gt; <text:span text:style-name="T2">true</text:span>,</text:p>
      <text:p text:style-name="P1"><text:span text:style-name="T8">'taxonomies'</text:span> =&gt; <text:span text:style-name="T11">array</text:span>(<text:span text:style-name="T6">$post_type</text:span>),</text:p>
      <text:p text:style-name="P1"><text:span text:style-name="T8">'rewrite'</text:span> =&gt; <text:span text:style-name="T11">array</text:span>(<text:span text:style-name="T8">'slug'</text:span> =&gt; <text:span text:style-name="T6">$slug</text:span>),</text:p>
      <text:p text:style-name="P1"><text:span text:style-name="T8">'supports'</text:span> =&gt; <text:span text:style-name="T11">array</text:span>(<text:span text:style-name="T8">'title'</text:span>, <text:span text:style-name="T8">'editor'</text:span>, <text:span text:style-name="T8">'excerpt'</text:span>, <text:span text:style-name="T8">'revisions'</text:span>, <text:span text:style-name="T8">'thumbnail'</text:span>, <text:span text:style-name="T8">'author'</text:span>)</text:p>
      <text:p text:style-name="P1">));</text:p>
      <text:p text:style-name="P1">}</text:p>
      <text:p text:style-name="P8"/>
      <text:p text:style-name="P12">‘<text:span text:style-name="T16">menu_icon</text:span>’<text:span text:style-name="T16">=&gt; ‘dashicons-products’</text:span></text:p>
      <text:p text:style-name="P13">tên này vào địa chỉ để lấ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3:33:29.413883420</meta:creation-date>
    <dc:date>2019-11-14T14:30:00.569519338</dc:date>
    <meta:editing-duration>PT2H15M20S</meta:editing-duration>
    <meta:editing-cycles>9</meta:editing-cycles>
    <meta:generator>LibreOffice/6.2.8.2$Linux_X86_64 LibreOffice_project/20$Build-2</meta:generator>
    <meta:document-statistic meta:table-count="0" meta:image-count="0" meta:object-count="0" meta:page-count="1" meta:paragraph-count="36" meta:word-count="137" meta:character-count="1270" meta:non-whitespace-character-count="1164"/>
  </office:meta>
</office:document-meta>
</file>